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9.621" calcext:value-type="float">
            <text:p>9.621</text:p>
          </table:table-cell>
          <table:table-cell office:value-type="float" office:value="328.2" calcext:value-type="float">
            <text:p>328.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9.621" calcext:value-type="float">
            <text:p>9.621</text:p>
          </table:table-cell>
          <table:table-cell office:value-type="string" calcext:value-type="string">
            <text:p>328.2 (Low int)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Default" office:value-type="string" calcext:value-type="string">
            <text:p>Conversion Factor</text:p>
          </table:table-cell>
          <table:table-cell/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8477" calcext:value-type="float">
            <text:p>0.8477</text:p>
          </table:table-cell>
          <table:table-cell/>
          <table:table-cell office:value-type="float" office:value="0.02682" calcext:value-type="float">
            <text:p>0.02682</text:p>
          </table:table-cell>
          <table:table-cell office:value-type="float" office:value="0.005476" calcext:value-type="float">
            <text:p>0.005476</text:p>
          </table:table-cell>
          <table:table-cell office:value-type="float" office:value="0.0857" calcext:value-type="float">
            <text:p>0.0857</text:p>
          </table:table-cell>
          <table:table-cell/>
          <table:table-cell office:value-type="float" office:value="5790" calcext:value-type="float">
            <text:p>5790</text:p>
          </table:table-cell>
          <table:table-cell table:style-name="ce1" office:value-type="float" office:value="10681" calcext:value-type="float">
            <text:p>10681</text:p>
          </table:table-cell>
        </table:table-row>
        <table:table-row table:style-name="ro2">
          <table:table-cell office:value-type="float" office:value="0.913" calcext:value-type="float">
            <text:p>0.91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6705" calcext:value-type="float">
            <text:p>0.6705</text:p>
          </table:table-cell>
          <table:table-cell/>
          <table:table-cell office:value-type="float" office:value="0.03526" calcext:value-type="float">
            <text:p>0.03526</text:p>
          </table:table-cell>
          <table:table-cell office:value-type="float" office:value="0.006715" calcext:value-type="float">
            <text:p>0.006715</text:p>
          </table:table-cell>
          <table:table-cell office:value-type="float" office:value="0.1177" calcext:value-type="float">
            <text:p>0.1177</text:p>
          </table:table-cell>
          <table:table-cell/>
          <table:table-cell office:value-type="float" office:value="7124" calcext:value-type="float">
            <text:p>7124</text:p>
          </table:table-cell>
          <table:table-cell table:style-name="ce1" office:value-type="float" office:value="8224" calcext:value-type="float">
            <text:p>8224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7987" calcext:value-type="float">
            <text:p>0.7987</text:p>
          </table:table-cell>
          <table:table-cell/>
          <table:table-cell office:value-type="float" office:value="0.03591" calcext:value-type="float">
            <text:p>0.03591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1161" calcext:value-type="float">
            <text:p>0.1161</text:p>
          </table:table-cell>
          <table:table-cell/>
          <table:table-cell office:value-type="float" office:value="5928" calcext:value-type="float">
            <text:p>5928</text:p>
          </table:table-cell>
          <table:table-cell table:style-name="ce1" office:value-type="float" office:value="7960" calcext:value-type="float">
            <text:p>7960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0.11718" calcext:value-type="float">
            <text:p>0.11718</text:p>
          </table:table-cell>
          <table:table-cell office:value-type="float" office:value="0.6071" calcext:value-type="float">
            <text:p>0.6071</text:p>
          </table:table-cell>
          <table:table-cell/>
          <table:table-cell office:value-type="float" office:value="0.03544" calcext:value-type="float">
            <text:p>0.03544</text:p>
          </table:table-cell>
          <table:table-cell office:value-type="float" office:value="0.007745" calcext:value-type="float">
            <text:p>0.007745</text:p>
          </table:table-cell>
          <table:table-cell office:value-type="float" office:value="0.1167" calcext:value-type="float">
            <text:p>0.1167</text:p>
          </table:table-cell>
          <table:table-cell/>
          <table:table-cell office:value-type="float" office:value="7437" calcext:value-type="float">
            <text:p>7437</text:p>
          </table:table-cell>
          <table:table-cell table:style-name="ce1" office:value-type="float" office:value="7766" calcext:value-type="float">
            <text:p>7766</text:p>
          </table:table-cell>
        </table:table-row>
        <table:table-row table:style-name="ro2">
          <table:table-cell office:value-type="float" office:value="0.9417" calcext:value-type="float">
            <text:p>0.941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6933" calcext:value-type="float">
            <text:p>0.6933</text:p>
          </table:table-cell>
          <table:table-cell/>
          <table:table-cell office:value-type="float" office:value="0.04126" calcext:value-type="float">
            <text:p>0.04126</text:p>
          </table:table-cell>
          <table:table-cell office:value-type="float" office:value="0.007015" calcext:value-type="float">
            <text:p>0.007015</text:p>
          </table:table-cell>
          <table:table-cell office:value-type="float" office:value="0.1337" calcext:value-type="float">
            <text:p>0.1337</text:p>
          </table:table-cell>
          <table:table-cell/>
          <table:table-cell office:value-type="float" office:value="7029" calcext:value-type="float">
            <text:p>7029</text:p>
          </table:table-cell>
          <table:table-cell table:style-name="ce1" office:value-type="float" office:value="6923" calcext:value-type="float">
            <text:p>6923</text:p>
          </table:table-cell>
        </table:table-row>
        <table:table-row table:style-name="ro2">
          <table:table-cell office:value-type="float" office:value="0.9828" calcext:value-type="float">
            <text:p>0.9828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719" calcext:value-type="float">
            <text:p>0.719</text:p>
          </table:table-cell>
          <table:table-cell/>
          <table:table-cell office:value-type="float" office:value="0.03577" calcext:value-type="float">
            <text:p>0.03577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1213" calcext:value-type="float">
            <text:p>0.1213</text:p>
          </table:table-cell>
          <table:table-cell/>
          <table:table-cell office:value-type="float" office:value="6640" calcext:value-type="float">
            <text:p>6640</text:p>
          </table:table-cell>
          <table:table-cell table:style-name="ce1" office:value-type="float" office:value="7711" calcext:value-type="float">
            <text:p>771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7831" calcext:value-type="float">
            <text:p>0.7831</text:p>
          </table:table-cell>
          <table:table-cell/>
          <table:table-cell office:value-type="float" office:value="0.03493" calcext:value-type="float">
            <text:p>0.03493</text:p>
          </table:table-cell>
          <table:table-cell office:value-type="float" office:value="0.005829" calcext:value-type="float">
            <text:p>0.005829</text:p>
          </table:table-cell>
          <table:table-cell office:value-type="float" office:value="0.1192" calcext:value-type="float">
            <text:p>0.1192</text:p>
          </table:table-cell>
          <table:table-cell/>
          <table:table-cell office:value-type="float" office:value="6262" calcext:value-type="float">
            <text:p>6262</text:p>
          </table:table-cell>
          <table:table-cell/>
        </table:table-row>
        <table:table-row table:style-name="ro2">
          <table:table-cell office:value-type="float" office:value="0.974" calcext:value-type="float">
            <text:p>0.974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7194" calcext:value-type="float">
            <text:p>0.7194</text:p>
          </table:table-cell>
          <table:table-cell/>
          <table:table-cell office:value-type="float" office:value="0.04368" calcext:value-type="float">
            <text:p>0.04368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0.1394" calcext:value-type="float">
            <text:p>0.1394</text:p>
          </table:table-cell>
          <table:table-cell/>
          <table:table-cell office:value-type="float" office:value="6698" calcext:value-type="float">
            <text:p>6698</text:p>
          </table:table-cell>
          <table:table-cell/>
        </table:table-row>
        <table:table-row table:style-name="ro2">
          <table:table-cell office:value-type="float" office:value="0.9896" calcext:value-type="float">
            <text:p>0.9896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7459" calcext:value-type="float">
            <text:p>0.7459</text:p>
          </table:table-cell>
          <table:table-cell/>
          <table:table-cell office:value-type="float" office:value="0.04176" calcext:value-type="float">
            <text:p>0.04176</text:p>
          </table:table-cell>
          <table:table-cell office:value-type="float" office:value="0.007414" calcext:value-type="float">
            <text:p>0.007414</text:p>
          </table:table-cell>
          <table:table-cell office:value-type="float" office:value="0.1345" calcext:value-type="float">
            <text:p>0.1345</text:p>
          </table:table-cell>
          <table:table-cell/>
          <table:table-cell office:value-type="float" office:value="6382" calcext:value-type="float">
            <text:p>6382</text:p>
          </table:table-cell>
          <table:table-cell/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8918" calcext:value-type="float">
            <text:p>0.8918</text:p>
          </table:table-cell>
          <table:table-cell/>
          <table:table-cell office:value-type="float" office:value="0.04864" calcext:value-type="float">
            <text:p>0.04864</text:p>
          </table:table-cell>
          <table:table-cell office:value-type="float" office:value="0.007467" calcext:value-type="float">
            <text:p>0.007467</text:p>
          </table:table-cell>
          <table:table-cell office:value-type="float" office:value="0.1565" calcext:value-type="float">
            <text:p>0.1565</text:p>
          </table:table-cell>
          <table:table-cell/>
          <table:table-cell office:value-type="float" office:value="5251" calcext:value-type="float">
            <text:p>5251</text:p>
          </table:table-cell>
          <table:table-cell/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7745" calcext:value-type="float">
            <text:p>0.7745</text:p>
          </table:table-cell>
          <table:table-cell/>
          <table:table-cell office:value-type="float" office:value="0.063" calcext:value-type="float">
            <text:p>0.063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.1222" calcext:value-type="float">
            <text:p>0.1222</text:p>
          </table:table-cell>
          <table:table-cell/>
          <table:table-cell office:value-type="float" office:value="5899" calcext:value-type="float">
            <text:p>5899</text:p>
          </table:table-cell>
          <table:table-cell/>
        </table:table-row>
        <table:table-row table:style-name="ro2">
          <table:table-cell office:value-type="float" office:value="1.0271" calcext:value-type="float">
            <text:p>1.02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7684" calcext:value-type="float">
            <text:p>0.7684</text:p>
          </table:table-cell>
          <table:table-cell/>
          <table:table-cell table:style-name="Default" table:formula="of:=STDEV([.E2:.E12])" office:value-type="float" office:value="0.00947956788428287" calcext:value-type="float">
            <text:p>0.00947956788428287</text:p>
          </table:table-cell>
          <table:table-cell table:style-name="Default" table:formula="of:=STDEV([.F2:.F12])" office:value-type="float" office:value="0.000921651709013374" calcext:value-type="float">
            <text:p>0.000921651709013374</text:p>
          </table:table-cell>
          <table:table-cell table:style-name="Default" table:formula="of:=STDEV([.G2:.G12])" office:value-type="float" office:value="0.0177581223413656" calcext:value-type="float">
            <text:p>0.0177581223413656</text:p>
          </table:table-cell>
          <table:table-cell/>
          <table:table-cell office:value-type="float" office:value="6056" calcext:value-type="float">
            <text:p>6056</text:p>
          </table:table-cell>
          <table:table-cell/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7866" calcext:value-type="float">
            <text:p>0.7866</text:p>
          </table:table-cell>
          <table:table-cell/>
          <table:table-cell table:style-name="Default" table:number-columns-repeated="3"/>
          <table:table-cell/>
          <table:table-cell office:value-type="float" office:value="5949" calcext:value-type="float">
            <text:p>5949</text:p>
          </table:table-cell>
          <table:table-cell/>
        </table:table-row>
        <table:table-row table:style-name="ro2">
          <table:table-cell office:value-type="float" office:value="0.9313" calcext:value-type="float">
            <text:p>0.931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7067" calcext:value-type="float">
            <text:p>0.7067</text:p>
          </table:table-cell>
          <table:table-cell/>
          <table:table-cell table:style-name="Default" table:formula="of:=AVERAGE([.E2:.E12])" office:value-type="float" office:value="0.0402245454545455" calcext:value-type="float">
            <text:p>0.0402245454545455</text:p>
          </table:table-cell>
          <table:table-cell table:style-name="Default" table:formula="of:=AVERAGE([.F2:.F12])" office:value-type="float" office:value="0.00663445454545455" calcext:value-type="float">
            <text:p>0.00663445454545455</text:p>
          </table:table-cell>
          <table:table-cell table:style-name="Default" table:formula="of:=AVERAGE([.G2:.G12])" office:value-type="float" office:value="0.123909090909091" calcext:value-type="float">
            <text:p>0.123909090909091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0.9536" calcext:value-type="float">
            <text:p>0.9536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7151" calcext:value-type="float">
            <text:p>0.7151</text:p>
          </table:table-cell>
          <table:table-cell/>
          <table:table-cell table:style-name="Default" table:number-columns-repeated="3"/>
          <table:table-cell/>
          <table:table-cell table:style-name="Default" table:formula="of:=STDEV([.I2:.I14])" office:value-type="float" office:value="619.471072977916" calcext:value-type="float">
            <text:p>619.471072977916</text:p>
          </table:table-cell>
          <table:table-cell table:formula="of:=STDEV([.J3:.J7])" office:value-type="float" office:value="487.075661473657" calcext:value-type="float">
            <text:p>487.075661473657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0.2378" calcext:value-type="float">
            <text:p>0.2378</text:p>
          </table:table-cell>
          <table:table-cell office:value-type="float" office:value="1.1167" calcext:value-type="float">
            <text:p>1.1167</text:p>
          </table:table-cell>
          <table:table-cell/>
          <table:table-cell table:style-name="Default" table:formula="of:=[.E13]/[.E15]" office:value-type="float" office:value="0.235666252462566" calcext:value-type="float">
            <text:p>0.235666252462566</text:p>
          </table:table-cell>
          <table:table-cell table:style-name="Default" table:formula="of:=[.F13]/[.F15]" office:value-type="float" office:value="0.138918987642296" calcext:value-type="float">
            <text:p>0.138918987642296</text:p>
          </table:table-cell>
          <table:table-cell table:style-name="Default" table:formula="of:=[.G13]/[.G15]" office:value-type="float" office:value="0.143315734229657" calcext:value-type="float">
            <text:p>0.143315734229657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.634" calcext:value-type="float">
            <text:p>1.634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9978" calcext:value-type="float">
            <text:p>0.9978</text:p>
          </table:table-cell>
          <table:table-cell/>
          <table:table-cell table:style-name="Default" table:number-columns-repeated="3"/>
          <table:table-cell/>
          <table:table-cell table:style-name="Default" table:formula="of:=AVERAGE([.I2:.I14])" office:value-type="float" office:value="6341.92307692308" calcext:value-type="float">
            <text:p>6341.92307692308</text:p>
          </table:table-cell>
          <table:table-cell table:formula="of:=AVERAGE([.J3:.J7])" office:value-type="float" office:value="7716.8" calcext:value-type="float">
            <text:p>7716.8</text:p>
          </table:table-cell>
        </table:table-row>
        <table:table-row table:style-name="ro2">
          <table:table-cell table:style-name="ce2" table:formula="of:=STDEV([.A2:.A18])" office:value-type="float" office:value="0.187707316170994" calcext:value-type="float">
            <text:p>0.187707316170994</text:p>
          </table:table-cell>
          <table:table-cell table:style-name="ce2" table:formula="of:=STDEV([.B2:.B18])" office:value-type="float" office:value="0.0261661952436615" calcext:value-type="float">
            <text:p>0.0261661952436615</text:p>
          </table:table-cell>
          <table:table-cell table:style-name="ce2" table:formula="of:=STDEV([.C2:.C18])" office:value-type="float" office:value="0.123894643038064" calcext:value-type="float">
            <text:p>0.123894643038064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 table:style-name="ce2" table:number-columns-repeated="3"/>
          <table:table-cell/>
          <table:table-cell table:style-name="Default" table:number-columns-repeated="3"/>
          <table:table-cell/>
          <table:table-cell table:style-name="Default" table:formula="of:=[.I16]/[.I18]" office:value-type="float" office:value="0.0976787427826176" calcext:value-type="float">
            <text:p>0.0976787427826176</text:p>
          </table:table-cell>
          <table:table-cell table:formula="of:=[.J16]/[.J18]" office:value-type="float" office:value="0.0631188655237477" calcext:value-type="float">
            <text:p>0.0631188655237477</text:p>
          </table:table-cell>
        </table:table-row>
        <table:table-row table:style-name="ro2">
          <table:table-cell table:style-name="Default" table:formula="of:=AVERAGE([.A2:.A18])" office:value-type="float" office:value="1.07741764705882" calcext:value-type="float">
            <text:p>1.07741764705882</text:p>
          </table:table-cell>
          <table:table-cell table:style-name="Default" table:formula="of:=AVERAGE([.B2:.B18])" office:value-type="float" office:value="0.157981176470588" calcext:value-type="float">
            <text:p>0.157981176470588</text:p>
          </table:table-cell>
          <table:table-cell table:style-name="Default" table:formula="of:=AVERAGE([.C2:.C18])" office:value-type="float" office:value="0.784841176470588" calcext:value-type="float">
            <text:p>0.784841176470588</text:p>
          </table:table-cell>
          <table:table-cell/>
          <table:table-cell table:style-name="Default" table:formula="of:=AVERAGE([.A23:.C23];[.E17:.G17])" office:value-type="float" office:value="0.169268114694981" calcext:value-type="float">
            <text:p>0.169268114694981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 table:style-name="Default" table:formula="of:=[.A19]/[.A21]" office:value-type="float" office:value="0.174219641457892" calcext:value-type="float">
            <text:p>0.174219641457892</text:p>
          </table:table-cell>
          <table:table-cell table:style-name="Default" table:formula="of:=[.B19]/[.B21]" office:value-type="float" office:value="0.165628563023981" calcext:value-type="float">
            <text:p>0.165628563023981</text:p>
          </table:table-cell>
          <table:table-cell table:style-name="Default" table:formula="of:=[.C19]/[.C21]" office:value-type="float" office:value="0.157859509353492" calcext:value-type="float">
            <text:p>0.157859509353492</text:p>
          </table:table-cell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2:44:19.7271102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4:50:38.062647648</meta:creation-date>
    <dc:date>2021-11-03T08:22:43.465974579</dc:date>
    <meta:editing-duration>PT19M30S</meta:editing-duration>
    <meta:editing-cycles>3</meta:editing-cycles>
    <meta:generator>LibreOffice/7.2.2.2$Linux_X86_64 LibreOffice_project/1eb16ced50a80b7125fabf09652dbb09393766d2</meta:generator>
    <meta:document-statistic meta:table-count="1" meta:cell-count="135" meta:object-count="0"/>
  </office:meta>
</office:document-meta>
</file>